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IPstack" style:family="table">
      <style:table-properties style:width="5.26cm" style:rel-width="32%" table:align="center" style:shadow="#808080 0.18cm 0.18cm" fo:keep-with-next="always" style:may-break-between-rows="false"/>
    </style:style>
    <style:style style:name="IPstack.A" style:family="table-column">
      <style:table-column-properties style:column-width="5.26cm" style:rel-column-width="3084*"/>
    </style:style>
    <style:style style:name="IPstack.A1" style:family="table-cell">
      <style:table-cell-properties style:vertical-align="middle" fo:background-color="transparent" fo:padding="0.097cm" fo:border="1pt solid #000000">
        <style:background-image/>
      </style:table-cell-properties>
    </style:style>
    <style:style style:name="IPstack.A2"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P1" style:family="paragraph" style:parent-style-name="Standard">
      <style:text-properties officeooo:rsid="01478116" officeooo:paragraph-rsid="000531db"/>
    </style:style>
    <style:style style:name="P2" style:family="paragraph" style:parent-style-name="Standard">
      <style:text-properties officeooo:rsid="0159f599" officeooo:paragraph-rsid="000531db"/>
    </style:style>
    <style:style style:name="P3" style:family="paragraph" style:parent-style-name="Text_20_body">
      <style:text-properties officeooo:paragraph-rsid="000531db"/>
    </style:style>
    <style:style style:name="P4" style:family="paragraph" style:parent-style-name="Table">
      <style:paragraph-properties fo:text-align="center" style:justify-single-word="false"/>
      <style:text-properties officeooo:paragraph-rsid="000531db"/>
    </style:style>
    <style:style style:name="P5" style:family="paragraph" style:parent-style-name="Quotations">
      <style:text-properties officeooo:paragraph-rsid="000531db"/>
    </style:style>
    <style:style style:name="P6" style:family="paragraph" style:parent-style-name="Table_20_Contents">
      <style:paragraph-properties fo:text-align="center" style:justify-single-word="false"/>
      <style:text-properties officeooo:paragraph-rsid="000531db"/>
    </style:style>
    <style:style style:name="P7" style:family="paragraph" style:parent-style-name="Heading_20_3">
      <style:text-properties officeooo:paragraph-rsid="000531db"/>
    </style:style>
    <style:style style:name="P8" style:family="paragraph" style:parent-style-name="Heading_20_3">
      <style:text-properties officeooo:rsid="00a0920c" officeooo:paragraph-rsid="000531db"/>
    </style:style>
    <style:style style:name="P9" style:family="paragraph" style:parent-style-name="Standard" style:list-style-name="L1">
      <style:text-properties officeooo:rsid="01466636" officeooo:paragraph-rsid="000531db"/>
    </style:style>
    <style:style style:name="P10" style:family="paragraph" style:parent-style-name="Standard" style:list-style-name="L2">
      <style:text-properties officeooo:rsid="01478116" officeooo:paragraph-rsid="000531db"/>
    </style:style>
    <style:style style:name="P11" style:family="paragraph" style:parent-style-name="Standard" style:list-style-name="L3">
      <style:text-properties officeooo:paragraph-rsid="000531db"/>
    </style:style>
    <style:style style:name="P12" style:family="paragraph" style:parent-style-name="Heading_20_2">
      <style:text-properties officeooo:paragraph-rsid="000531db"/>
    </style:style>
    <style:style style:name="P13" style:family="paragraph" style:parent-style-name="Heading_20_2">
      <style:text-properties officeooo:rsid="009f3b9e" officeooo:paragraph-rsid="000531db"/>
    </style:style>
    <style:style style:name="P14" style:family="paragraph" style:parent-style-name="Heading_20_2">
      <style:text-properties officeooo:rsid="00a6ba3f" officeooo:paragraph-rsid="000531db"/>
    </style:style>
    <style:style style:name="P15" style:family="paragraph" style:parent-style-name="Heading_20_1">
      <style:text-properties officeooo:paragraph-rsid="000531db"/>
    </style:style>
    <style:style style:name="T1" style:family="text">
      <style:text-properties officeooo:rsid="014a40ac"/>
    </style:style>
    <style:style style:name="T2" style:family="text">
      <style:text-properties officeooo:rsid="00a30380"/>
    </style:style>
    <style:style style:name="T3" style:family="text">
      <style:text-properties fo:font-weight="bold"/>
    </style:style>
    <style:style style:name="T4" style:family="text">
      <style:text-properties officeooo:rsid="00a0cef0"/>
    </style:style>
    <style:style style:name="T5" style:family="text">
      <style:text-properties officeooo:rsid="00a0920c"/>
    </style:style>
    <style:style style:name="T6" style:family="text">
      <style:text-properties officeooo:rsid="00a2eba0"/>
    </style:style>
    <style:style style:name="T7" style:family="text">
      <style:text-properties officeooo:rsid="00a023eb"/>
    </style:style>
    <style:style style:name="T8" style:family="text">
      <style:text-properties officeooo:rsid="00a6ba3f"/>
    </style:style>
    <style:style style:name="T9" style:family="text">
      <style:text-properties officeooo:rsid="0005586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Network layer</text:h>
      <text:list xml:id="list442364448532975062" text:style-name="L1">
        <text:list-item>
          <text:p text:style-name="P9">Most of the network layers except Sneakernet and IP stack were build with analogue landline modems</text:p>
        </text:list-item>
      </text:list>
      <text:list xml:id="list500944643371052821" text:style-name="L2">
        <text:list-item>
          <text:p text:style-name="P10">the IP stack was build on a lease line network</text:p>
        </text:list-item>
        <text:list-item>
          <text:p text:style-name="P10">Sneakernet has been the early way of transferring data/<text:span text:style-name="T1">documents/letters</text:span> since the beginning of recoded history (Mail, Pony Express, etc )</text:p>
        </text:list-item>
      </text:list>
      <text:p text:style-name="P1"/>
      <text:h text:style-name="P12" text:outline-level="2"><text:bookmark-start text:name="__RefHeading__1371_1499670742"/><text:reference-mark-start text:name="Xmodem"/>Xmodem / SEALink / Telink / Zmodem<text:bookmark-end text:name="__RefHeading__1371_1499670742"/><text:reference-mark-end text:name="Xmodem"/></text:h>
      <text:p text:style-name="P2">I am unsure witch modem file transfer protocol is the best, I am tossing up between Sealink, TeLink and Zmodem</text:p>
      <text:h text:style-name="P7" text:outline-level="3"><text:bookmark-start text:name="__RefHeading__1679_1499670742"/>X<text:span text:style-name="T2">modem</text:span><text:bookmark-end text:name="__RefHeading__1679_1499670742"/></text:h>
      <text:p text:style-name="P5"><text:span text:style-name="Citation"><text:span text:style-name="T3">XMODEM</text:span></text:span><text:span text:style-name="Citation"> is a simple </text:span><text:a xlink:type="simple" xlink:href="https://en.wikipedia.org/wiki/File_transfer"><text:span text:style-name="Citation">file transfer</text:span></text:a><text:span text:style-name="Citation"> protocol developed as a quick </text:span><text:a xlink:type="simple" xlink:href="https://en.wikipedia.org/wiki/Hacker_%28hobbyist%29"><text:span text:style-name="Citation">hack</text:span></text:a><text:span text:style-name="Citation"> by </text:span><text:a xlink:type="simple" xlink:href="https://en.wikipedia.org/wiki/Ward_Christensen"><text:span text:style-name="Citation">Ward Christensen</text:span></text:a><text:span text:style-name="Citation"> for use in his 1977 </text:span><text:span text:style-name="Citation"><text:span text:style-name="T3">MODEM.ASM</text:span></text:span><text:span text:style-name="Citation"> </text:span><text:a xlink:type="simple" xlink:href="https://en.wikipedia.org/wiki/Terminal_program"><text:span text:style-name="Citation">terminal program</text:span></text:a><text:span text:style-name="Citation">. It allowed users to transmit files between their computers when both sides used MODEM. Keith Petersen made a minor update to always turn on "quiet mode", and called the result XMODEM.</text:span></text:p>
      <text:p text:style-name="P5">- <text:span text:style-name="T4">https://en.wikipedia.org/wiki/XMODEM</text:span></text:p>
      <text:h text:style-name="P8" text:outline-level="3"><text:bookmark-start text:name="__RefHeading__1681_1499670742"/>SEALink<text:bookmark-end text:name="__RefHeading__1681_1499670742"/></text:h>
      <text:p text:style-name="P5"><text:span text:style-name="Citation"><text:span text:style-name="T3">SEAlink</text:span></text:span><text:span text:style-name="Citation"> is a </text:span><text:a xlink:type="simple" xlink:href="https://en.wikipedia.org/wiki/File_transfer"><text:span text:style-name="Citation">file transfer protocol</text:span></text:a><text:span text:style-name="Citation"> that is </text:span><text:a xlink:type="simple" xlink:href="https://en.wikipedia.org/wiki/Backward_compatibility"><text:span text:style-name="Citation">backward compatible</text:span></text:a><text:span text:style-name="Citation"> with </text:span><text:a xlink:type="simple" xlink:href="https://en.wikipedia.org/wiki/XMODEM"><text:span text:style-name="Citation">XMODEM</text:span></text:a><text:span text:style-name="Citation"> but features a </text:span><text:a xlink:type="simple" xlink:href="https://en.wikipedia.org/wiki/Sliding_window"><text:span text:style-name="Citation">sliding window</text:span></text:a><text:span text:style-name="Citation"> system for improved </text:span><text:a xlink:type="simple" xlink:href="https://en.wikipedia.org/wiki/Throughput"><text:span text:style-name="Citation">throughput</text:span></text:a><text:span text:style-name="Citation">. SEAlink was written in 1986 as a part of the </text:span><text:span text:style-name="Citation"><text:span text:style-name="T3">SEAdog</text:span></text:span><text:span text:style-name="Citation"> </text:span><text:a xlink:type="simple" xlink:href="https://en.wikipedia.org/wiki/FidoNet"><text:span text:style-name="Citation">FidoNet</text:span></text:a><text:span text:style-name="Citation"> mailer written by </text:span><text:a xlink:type="simple" xlink:href="https://en.wikipedia.org/w/index.php?title=System_Enhancement_Associates&amp;action=edit&amp;redlink=1"><text:span text:style-name="Citation">System Enhancement Associates</text:span></text:a><text:span text:style-name="Citation">. It was licensed with a simple "give credit" requirement, but nevertheless was not very widely used except in FidoNet mailers. SEAlink, and most other XMODEM enhancements, were quickly displaced following the introduction of </text:span><text:a xlink:type="simple" xlink:href="https://en.wikipedia.org/wiki/ZMODEM"><text:span text:style-name="Citation">ZMODEM</text:span></text:a><text:span text:style-name="Citation">.</text:span></text:p>
      <text:p text:style-name="P5">- <text:span text:style-name="T5">https://en.wikipedia.org/wiki/SEAlink</text:span></text:p>
      <text:h text:style-name="P7" text:outline-level="3"><text:bookmark-start text:name="__RefHeading__1683_1499670742"/><text:bookmark text:name="TeLink"/>TeLink<text:bookmark-end text:name="__RefHeading__1683_1499670742"/></text:h>
      <text:p text:style-name="P5"><text:span text:style-name="Citation">MODEM7 sent the filename as normal text, which meant it could be corrupted by the same problems that XMODEM was attempting to avoid. This led to the introduction of </text:span><text:span text:style-name="Citation"><text:span text:style-name="T3">TeLink</text:span></text:span><text:span text:style-name="Citation"> by </text:span><text:a xlink:type="simple" xlink:href="https://en.wikipedia.org/wiki/Tom_Jennings"><text:span text:style-name="Citation">Tom Jennings</text:span></text:a><text:span text:style-name="Citation">, author of the original </text:span><text:a xlink:type="simple" xlink:href="https://en.wikipedia.org/wiki/FidoNet"><text:span text:style-name="Citation">FidoNet</text:span></text:a><text:span text:style-name="Citation"> mailers.</text:span></text:p>
      <text:p text:style-name="P5"><text:span text:style-name="Citation">TeLink avoided MODEM7's problems by standardizing a new "zero packet" containing information about the original file. This included the file's name, size, and </text:span><text:a xlink:type="simple" xlink:href="https://en.wikipedia.org/wiki/Timestamp"><text:span text:style-name="Citation">timestamp</text:span></text:a><text:span text:style-name="Citation">, which were placed in a regular 128 byte XMODEM block. Whereas a normal XMODEM transfer would start with the sender sending "block 1", the TeLink header packet was labeled "block 0".</text:span></text:p>
      <text:p text:style-name="P5"><text:span text:style-name="Citation">The basic "block 0" system became a standard in the FidoNet community, and was re-used by a number of future protocols like </text:span><text:a xlink:type="simple" xlink:href="https://en.wikipedia.org/wiki/SEAlink"><text:span text:style-name="Citation">SEAlink</text:span></text:a><text:span text:style-name="Citation"> and </text:span><text:a xlink:type="simple" xlink:href="https://en.wikipedia.org/wiki/YMODEM"><text:span text:style-name="Citation">YMODEM</text:span></text:a><text:span text:style-name="Citation">.</text:span></text:p>
      <text:p text:style-name="P5">- <text:a xlink:type="simple" xlink:href="https://en.wikipedia.org/wiki/XMODEM"><text:span text:style-name="T4">https://en.wikipedia.org/wiki/XMODEM</text:span></text:a></text:p>
      <text:h text:style-name="P7" text:outline-level="3"><text:bookmark-start text:name="__RefHeading__1685_1499670742"/><text:soft-page-break/>Z<text:span text:style-name="T2">modem</text:span><text:bookmark-end text:name="__RefHeading__1685_1499670742"/></text:h>
      <text:p text:style-name="P5"><text:span text:style-name="Citation"><text:span text:style-name="T3">ZMODEM</text:span></text:span><text:span text:style-name="Citation"> is a </text:span><text:a xlink:type="simple" xlink:href="https://en.wikipedia.org/wiki/Protocol_for_file_transfer"><text:span text:style-name="Citation">file transfer protocol</text:span></text:a><text:span text:style-name="Citation"> developed by </text:span><text:a xlink:type="simple" xlink:href="https://en.wikipedia.org/wiki/Chuck_Forsberg"><text:span text:style-name="Citation">Chuck Forsberg</text:span></text:a><text:span text:style-name="Citation"> in 1986, in a </text:span><text:a xlink:type="simple" xlink:href="https://en.wikipedia.org/wiki/Project"><text:span text:style-name="Citation">project</text:span></text:a><text:span text:style-name="Citation"> funded by </text:span><text:a xlink:type="simple" xlink:href="https://en.wikipedia.org/wiki/Telenet"><text:span text:style-name="Citation">Telenet</text:span></text:a><text:span text:style-name="Citation"> in order to improve file transfers on their </text:span><text:a xlink:type="simple" xlink:href="https://en.wikipedia.org/wiki/X.25"><text:span text:style-name="Citation">X.25</text:span></text:a><text:span text:style-name="Citation"> network. In addition to dramatically improved performance compared to older protocols, ZMODEM also offered restartable transfers, auto-start by the sender, an expanded 32-bit </text:span><text:a xlink:type="simple" xlink:href="https://en.wikipedia.org/wiki/Cyclic_redundancy_check"><text:span text:style-name="Citation">CRC</text:span></text:a><text:span text:style-name="Citation">, and </text:span><text:a xlink:type="simple" xlink:href="https://en.wikipedia.org/wiki/Escape_character"><text:span text:style-name="Citation">control character quoting</text:span></text:a><text:span text:style-name="Citation">, allowing it to be used on networks that might "eat" control characters. ZMODEM became extremely popular on </text:span><text:a xlink:type="simple" xlink:href="https://en.wikipedia.org/wiki/Bulletin_board_system"><text:span text:style-name="Citation">bulletin board systems</text:span></text:a><text:span text:style-name="Citation"> (BBS) in the early 1990s, displacing earlier protocols such as </text:span><text:a xlink:type="simple" xlink:href="https://en.wikipedia.org/wiki/XMODEM"><text:span text:style-name="Citation">XMODEM</text:span></text:a><text:span text:style-name="Citation"> and </text:span><text:a xlink:type="simple" xlink:href="https://en.wikipedia.org/wiki/YMODEM"><text:span text:style-name="Citation">YMODEM</text:span></text:a><text:span text:style-name="Citation">.</text:span></text:p>
      <text:p text:style-name="P5">- <text:span text:style-name="T6">https://en.wikipedia.org/wiki/ZMODEM</text:span></text:p>
      <text:h text:style-name="P13" text:outline-level="2"><text:bookmark-start text:name="__RefHeading__1373_1499670742"/><text:reference-mark-start text:name="AX.25"/>AX.25 / <text:span text:style-name="T7">Packet Radio</text:span><text:bookmark-end text:name="__RefHeading__1373_1499670742"/><text:reference-mark-end text:name="AX.25"/></text:h>
      <text:p text:style-name="P5"><text:span text:style-name="Citation"><text:span text:style-name="T3">AX.25</text:span></text:span><text:span text:style-name="Citation"> is a </text:span><text:a xlink:type="simple" xlink:href="https://en.wikipedia.org/wiki/Data_link_layer"><text:span text:style-name="Citation">data link layer</text:span></text:a><text:span text:style-name="Citation"> </text:span><text:a xlink:type="simple" xlink:href="https://en.wikipedia.org/wiki/Protocol_%28computing%29"><text:span text:style-name="Citation">protocol</text:span></text:a><text:span text:style-name="Citation"> derived from the </text:span><text:a xlink:type="simple" xlink:href="https://en.wikipedia.org/wiki/X.25"><text:span text:style-name="Citation">X.25</text:span></text:a><text:span text:style-name="Citation"> protocol suite and designed for use by </text:span><text:a xlink:type="simple" xlink:href="https://en.wikipedia.org/wiki/Amateur_radio"><text:span text:style-name="Citation">amateur radio</text:span></text:a><text:span text:style-name="Citation"> operators. It is used extensively on amateur </text:span><text:a xlink:type="simple" xlink:href="https://en.wikipedia.org/wiki/Packet_radio"><text:span text:style-name="Citation">packet radio</text:span></text:a><text:span text:style-name="Citation"> </text:span><text:a xlink:type="simple" xlink:href="https://en.wikipedia.org/wiki/Computer_network"><text:span text:style-name="Citation">networks</text:span></text:a><text:span text:style-name="Citation">.</text:span></text:p>
      <text:p text:style-name="P5"><text:span text:style-name="Citation">AX.25 v2.0 and later occupies the </text:span><text:a xlink:type="simple" xlink:href="https://en.wikipedia.org/wiki/Data_link_layer"><text:span text:style-name="Citation">data link layer</text:span></text:a><text:span text:style-name="Citation">, the second layer of the </text:span><text:a xlink:type="simple" xlink:href="https://en.wikipedia.org/wiki/OSI_model"><text:span text:style-name="Citation">OSI model</text:span></text:a><text:span text:style-name="Citation">. It is mainly responsible for establishing connections and transferring data encapsulated in </text:span><text:a xlink:type="simple" xlink:href="https://en.wikipedia.org/wiki/Frame_%28networking%29"><text:span text:style-name="Citation">frames</text:span></text:a><text:span text:style-name="Citation"> between </text:span><text:a xlink:type="simple" xlink:href="https://en.wikipedia.org/wiki/Node_%28networking%29"><text:span text:style-name="Citation">nodes</text:span></text:a><text:span text:style-name="Citation"> and detecting errors introduced by the </text:span><text:a xlink:type="simple" xlink:href="https://en.wikipedia.org/wiki/Communications_channel"><text:span text:style-name="Citation">communications channel</text:span></text:a><text:span text:style-name="Citation">. As AX.25 is a pre-OSI-model protocol, the original specification was not written to cleanly separate into OSI layers. This was rectified with version 2.0 (1984), which assumes compliance with OSI level 2.</text:span></text:p>
      <text:p text:style-name="P5"><text:span text:style-name="Citation">In practice, it is not uncommon to find an AX.25 data link layer as the transport for some other network layer, such as IPv4, with TCP used on top of that. Note that, like Ethernet, AX.25 frames are not engineered to support switching. For this reason, AX.25 supports a somewhat limited form of </text:span><text:a xlink:type="simple" xlink:href="https://en.wikipedia.org/wiki/Source_routing"><text:span text:style-name="Citation">source routing</text:span></text:a><text:span text:style-name="Citation">. Although possible to build AX.25 switches in a manner not unlike how Ethernet switches work, this has not yet been accomplished.</text:span></text:p>
      <text:p text:style-name="P5">- <text:span text:style-name="T7">https://en.wikipedia.org/wiki/AX.25</text:span></text:p>
      <text:list xml:id="list5174431963968666729" text:style-name="L3">
        <text:list-item>
          <text:p text:style-name="P11"><text:span text:style-name="Placeholder"><text:span text:style-name="T7">limited to </text:span></text:span><text:span text:style-name="Placeholder">1200 </text:span><text:a xlink:type="simple" xlink:href="https://en.wikipedia.org/wiki/Bits_per_second"><text:span text:style-name="Placeholder">bits per second</text:span></text:a><text:span text:style-name="Placeholder"> </text:span><text:a xlink:type="simple" xlink:href="https://en.wikipedia.org/wiki/Frequency-shift_keying"><text:span text:style-name="Placeholder">audio frequency-shift keying</text:span></text:a><text:span text:style-name="Placeholder"> (AFSK) </text:span><text:span text:style-name="Placeholder"><text:span text:style-name="T9">is this correct?</text:span></text:span></text:p>
        </text:list-item>
        <text:list-item>
          <text:p text:style-name="P11">very long history of use starting in 1971, lead to birth of the Ethernet standard and all modern wireless digital networks</text:p>
        </text:list-item>
      </text:list>
      <text:h text:style-name="P12" text:outline-level="2"><text:bookmark-start text:name="__RefHeading__1375_1499670742"/><text:reference-mark-start text:name="UUCP"/>UUCP<text:bookmark-end text:name="__RefHeading__1375_1499670742"/><text:reference-mark-end text:name="UUCP"/></text:h>
      <text:p text:style-name="P5"><text:span text:style-name="Citation"><text:span text:style-name="T3">UUCP</text:span></text:span><text:span text:style-name="Citation"> is an </text:span><text:a xlink:type="simple" xlink:href="https://en.wikipedia.org/wiki/Abbreviation"><text:span text:style-name="Citation">abbreviation</text:span></text:a><text:span text:style-name="Citation"> of </text:span><text:span text:style-name="Citation"><text:span text:style-name="T3">Unix-to-Unix Copy</text:span></text:span><text:span text:style-name="Citation">. The term generally refers to a suite of </text:span><text:a xlink:type="simple" xlink:href="https://en.wikipedia.org/wiki/Computer_program"><text:span text:style-name="Citation">computer programs</text:span></text:a><text:span text:style-name="Citation"> and </text:span><text:a xlink:type="simple" xlink:href="https://en.wikipedia.org/wiki/Communications_protocol"><text:span text:style-name="Citation">protocols</text:span></text:a><text:span text:style-name="Citation"> allowing remote execution of commands and transfer of </text:span><text:a xlink:type="simple" xlink:href="https://en.wikipedia.org/wiki/Computer_file"><text:span text:style-name="Citation">files</text:span></text:a><text:span text:style-name="Citation">, </text:span><text:a xlink:type="simple" xlink:href="https://en.wikipedia.org/wiki/Email"><text:span text:style-name="Citation">email</text:span></text:a><text:span text:style-name="Citation"> and </text:span><text:a xlink:type="simple" xlink:href="https://en.wikipedia.org/wiki/Netnews"><text:span text:style-name="Citation">netnews</text:span></text:a><text:span text:style-name="Citation"> between </text:span><text:a xlink:type="simple" xlink:href="https://en.wikipedia.org/wiki/Computer"><text:span text:style-name="Citation">computers</text:span></text:a><text:span text:style-name="Citation">.</text:span></text:p>
      <text:p text:style-name="P5">- <text:a xlink:type="simple" xlink:href="https://en.wikipedia.org/wiki/UUCP"><text:span text:style-name="T5">https://en.wikipedia.org/wiki/UUCP</text:span></text:a></text:p>
      <text:h text:style-name="P14" text:outline-level="2"><text:bookmark-start text:name="__RefHeading__1990_1499670742"/><text:reference-mark-start text:name="SneakerNet"/>SneakerNet<text:bookmark-end text:name="__RefHeading__1990_1499670742"/><text:reference-mark-end text:name="SneakerNet"/></text:h>
      <text:p text:style-name="P5"><text:span text:style-name="Citation"><text:span text:style-name="T3">Sneakernet</text:span></text:span><text:span text:style-name="Citation"> is an informal term describing the transfer of electronic information, especially </text:span><text:a xlink:type="simple" xlink:href="https://en.wikipedia.org/wiki/Computer_file"><text:span text:style-name="Citation">computer files</text:span></text:a><text:span text:style-name="Citation">, by physically moving removable media such as </text:span><text:a xlink:type="simple" xlink:href="https://en.wikipedia.org/wiki/Magnetic_tape"><text:span text:style-name="Citation">magnetic tape</text:span></text:a><text:span text:style-name="Citation">, </text:span><text:a xlink:type="simple" xlink:href="https://en.wikipedia.org/wiki/Floppy_disk"><text:span text:style-name="Citation">floppy disks</text:span></text:a><text:span text:style-name="Citation">, </text:span><text:a xlink:type="simple" xlink:href="https://en.wikipedia.org/wiki/Compact_disc"><text:span text:style-name="Citation">compact discs</text:span></text:a><text:span text:style-name="Citation">, </text:span><text:a xlink:type="simple" xlink:href="https://en.wikipedia.org/wiki/USB_flash_drive"><text:span text:style-name="Citation">USB flash drives</text:span></text:a><text:span text:style-name="Citation"> (thumb drives, USB stick) or </text:span><text:soft-page-break/><text:span text:style-name="Citation">external </text:span><text:a xlink:type="simple" xlink:href="https://en.wikipedia.org/wiki/Hard_drive"><text:span text:style-name="Citation">hard drives</text:span></text:a><text:span text:style-name="Citation"> from one </text:span><text:a xlink:type="simple" xlink:href="https://en.wikipedia.org/wiki/Computer"><text:span text:style-name="Citation">computer</text:span></text:a><text:span text:style-name="Citation"> to another, usually in lieu of transmitting the information over a </text:span><text:a xlink:type="simple" xlink:href="https://en.wikipedia.org/wiki/Computer_network"><text:span text:style-name="Citation">computer network</text:span></text:a><text:span text:style-name="Citation">. The term, a </text:span><text:a xlink:type="simple" xlink:href="https://en.wikipedia.org/wiki/Tongue-in-cheek"><text:span text:style-name="Citation">tongue-in-cheek</text:span></text:a><text:span text:style-name="Citation"> play on </text:span><text:a xlink:type="simple" xlink:href="https://en.wikipedia.org/wiki/Ethernet"><text:span text:style-name="Citation">Ethernet</text:span></text:a><text:span text:style-name="Citation">,refers to the use of someone wearing </text:span><text:a xlink:type="simple" xlink:href="https://en.wikipedia.org/wiki/Sneakers_%28footwear%29"><text:span text:style-name="Citation">sneakers</text:span></text:a><text:span text:style-name="Citation"> as the transport mechanism for the data.</text:span></text:p>
      <text:p text:style-name="P5">- <text:a xlink:type="simple" xlink:href="https://en.wikipedia.org/wiki/Sneakernet"><text:span text:style-name="T8">https://en.wikipedia.org/wiki/Sneakernet</text:span></text:a></text:p>
      <text:h text:style-name="P7" text:outline-level="3"><text:bookmark-start text:name="__RefHeading__1992_1499670742"/><text:bookmark text:name="firstHeading5"/>IP over Avian Carriers<text:bookmark-end text:name="__RefHeading__1992_1499670742"/></text:h>
      <text:p text:style-name="P5"><text:span text:style-name="Citation">In </text:span><text:a xlink:type="simple" xlink:href="https://en.wikipedia.org/wiki/Computer_networking"><text:span text:style-name="Citation">computer networking</text:span></text:a><text:span text:style-name="Citation">, </text:span><text:span text:style-name="Citation"><text:span text:style-name="T3">IP over Avian Carriers</text:span></text:span><text:span text:style-name="Citation"> (IPoAC) is a humorously intended proposal to carry </text:span><text:a xlink:type="simple" xlink:href="https://en.wikipedia.org/wiki/Internet_Protocol"><text:span text:style-name="Citation">Internet Protocol</text:span></text:a><text:span text:style-name="Citation"> (IP) </text:span><text:a xlink:type="simple" xlink:href="https://en.wikipedia.org/wiki/Internet_traffic"><text:span text:style-name="Citation">traffic</text:span></text:a><text:span text:style-name="Citation"> by </text:span><text:a xlink:type="simple" xlink:href="https://en.wikipedia.org/wiki/Bird"><text:span text:style-name="Citation">birds</text:span></text:a><text:span text:style-name="Citation"> such as </text:span><text:a xlink:type="simple" xlink:href="https://en.wikipedia.org/wiki/Homing_pigeon"><text:span text:style-name="Citation">homing pigeons</text:span></text:a><text:span text:style-name="Citation">. IP over Avian Carriers was initially described in </text:span><text:a xlink:type="simple" xlink:href="https://tools.ietf.org/html/rfc1149"><text:span text:style-name="Citation"><text:span text:style-name="T3">RFC 1149</text:span></text:span></text:a><text:span text:style-name="Citation">, issued by the </text:span><text:a xlink:type="simple" xlink:href="https://en.wikipedia.org/wiki/Internet_Engineering_Task_Force"><text:span text:style-name="Citation">Internet Engineering Task Force</text:span></text:a><text:span text:style-name="Citation"> (IETF) written by D. Waitzman and released on April 1, 1990.</text:span></text:p>
      <text:p text:style-name="P5"><text:span text:style-name="Citation">IPoAC has been successfully implemented, but for only nine packets of data, with a </text:span><text:a xlink:type="simple" xlink:href="https://en.wikipedia.org/wiki/Packet_loss"><text:span text:style-name="Citation">packet loss</text:span></text:a><text:span text:style-name="Citation"> ratio of 55% (due to user error),</text:span><text:bookmark text:name="cite_ref-2"/><text:a xlink:type="simple" xlink:href="https://en.wikipedia.org/wiki/IP_over_Avian_Carriers#cite_note-2"><text:span text:style-name="Citation">[2]</text:span></text:a><text:span text:style-name="Citation"> and a </text:span><text:a xlink:type="simple" xlink:href="https://en.wikipedia.org/wiki/Response_time_%28telecommunications%29"><text:span text:style-name="Citation">response time</text:span></text:a><text:span text:style-name="Citation"> ranging from 3000 seconds (~54 minutes) to over 6000 seconds (~1.77 hours). Thus, this technology suffers from poor </text:span><text:a xlink:type="simple" xlink:href="https://en.wikipedia.org/wiki/Latency_%28engineering%29"><text:span text:style-name="Citation">latency</text:span></text:a><text:span text:style-name="Citation">. Nevertheless, for large transfers, avian carriers are capable of high average throughput when carrying flash memory devices, effectively implementing a </text:span><text:a xlink:type="simple" xlink:href="https://en.wikipedia.org/wiki/Sneakernet"><text:span text:style-name="Citation">sneakernet</text:span></text:a><text:span text:style-name="Citation">. During the last 20 years, the information density of storage media and thus the bandwidth of an avian carrier has increased 3 times as fast as the bandwidth of the Internet.</text:span><text:bookmark text:name="cite_ref-3"/><text:a xlink:type="simple" xlink:href="https://en.wikipedia.org/wiki/IP_over_Avian_Carriers#cite_note-3"><text:span text:style-name="Citation">[3]</text:span></text:a><text:span text:style-name="Citation"> IPoAC may achieve bandwidth peaks of orders of magnitude more than the Internet when used with multiple avian carriers in rural areas. For example: If 16 homing pigeons are given eight 512 GB SD cards each, and take an hour to reach their destination, the throughput of the transfer would be 145.6 Gbit/s, excluding transfer to and from the SD cards.</text:span></text:p>
      <text:p text:style-name="P5">https://en.wikipedia.org/wiki/IP_over_Avian_Carriers</text:p>
      <text:h text:style-name="P13" text:outline-level="2"><text:bookmark-start text:name="__RefHeading__1377_1499670742"/><text:reference-mark-start text:name="IPStack"/>IP Stack<text:bookmark-end text:name="__RefHeading__1377_1499670742"/><text:reference-mark-end text:name="IPStack"/></text:h>
      <text:p text:style-name="P3"/>
      <table:table table:name="IPstack" table:style-name="IPstack">
        <table:table-column table:style-name="IPstack.A"/>
        <table:table-row>
          <table:table-cell table:style-name="IPstack.A1" office:value-type="string">
            <text:p text:style-name="P6">Application</text:p>
          </table:table-cell>
        </table:table-row>
        <table:table-row>
          <table:table-cell table:style-name="IPstack.A2" office:value-type="string">
            <text:p text:style-name="P6">Transport</text:p>
          </table:table-cell>
        </table:table-row>
        <table:table-row>
          <table:table-cell table:style-name="IPstack.A2" office:value-type="string">
            <text:p text:style-name="P6">Internet/Network</text:p>
          </table:table-cell>
        </table:table-row>
        <table:table-row>
          <table:table-cell table:style-name="IPstack.A2" office:value-type="string">
            <text:p text:style-name="P6">Data Link/Link</text:p>
          </table:table-cell>
        </table:table-row>
        <table:table-row>
          <table:table-cell table:style-name="IPstack.A2" office:value-type="string">
            <text:p text:style-name="P6">Physical</text:p>
          </table:table-cell>
        </table:table-row>
      </table:table>
      <text:p text:style-name="P4">Table <text:sequence text:ref-name="refTable0" text:name="Table" text:formula="ooow:Table+1" style:num-format="1">1</text:sequence>: IP St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Sparks</meta:initial-creator>
    <meta:creation-date>2016-07-12T08:20:30.184572297</meta:creation-date>
    <dc:date>2016-07-12T08:56:58.361135624</dc:date>
    <dc:creator>Tom Sparks</dc:creator>
    <meta:editing-duration>P0D</meta:editing-duration>
    <meta:editing-cycles>2</meta:editing-cycles>
    <meta:generator>LibreOffice/4.2.8.2$Linux_X86_64 LibreOffice_project/420m0$Build-2</meta:generator>
    <meta:document-statistic meta:table-count="1" meta:image-count="0" meta:object-count="0" meta:page-count="3" meta:paragraph-count="44" meta:word-count="986" meta:character-count="6320" meta:non-whitespace-character-count="5383"/>
  </office:meta>
</office:document-meta>
</file>